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312" calcext:value-type="float">
            <text:p>47.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6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92" calcext:value-type="float">
            <text:p>46.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1248" calcext:value-type="float">
            <text:p>46.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24" calcext:value-type="float">
            <text:p>45.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14216" calcext:value-type="float">
            <text:p>42.1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0688" calcext:value-type="float">
            <text:p>42.0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06368" calcext:value-type="float">
            <text:p>41.8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51176" calcext:value-type="float">
            <text:p>40.6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23872" calcext:value-type="float">
            <text:p>40.1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200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08944" calcext:value-type="float">
            <text:p>36.5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72368" calcext:value-type="float">
            <text:p>36.47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504" calcext:value-type="float">
            <text:p>36.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9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5192" calcext:value-type="float">
            <text:p>35.44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8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8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8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NHP-PL-130</text:p>
          </table:table-cell>
          <table:table-cell office:value-type="string" calcext:value-type="string">
            <text:p>196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